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1pt" style:text-underline-style="solid" style:text-underline-width="auto" style:text-underline-color="font-color" officeooo:rsid="000779c3" officeooo:paragraph-rsid="000779c3" style:font-size-asian="21pt" style:font-size-complex="21pt"/>
    </style:style>
    <style:style style:name="P2" style:family="paragraph" style:parent-style-name="Standard">
      <style:paragraph-properties fo:text-align="start" style:justify-single-word="false"/>
      <style:text-properties fo:font-size="13pt" style:text-underline-style="none" officeooo:rsid="000779c3" officeooo:paragraph-rsid="000779c3" style:font-size-asian="11.3500003814697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fo:font-style="italic" style:text-underline-style="solid" style:text-underline-width="auto" style:text-underline-color="font-color" fo:font-weight="bold" officeooo:rsid="0008b68f" officeooo:paragraph-rsid="0008b68f" style:font-size-asian="11.3500003814697pt" style:font-style-asian="italic" style:font-weight-asian="bold" style:font-size-complex="13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0b41c6" officeooo:paragraph-rsid="000b41c6" style:font-size-asian="11.3500003814697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0d3221" officeooo:paragraph-rsid="000d3221" style:font-size-asian="11.3500003814697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3pt" fo:font-style="normal" style:text-underline-style="none" fo:font-weight="normal" officeooo:rsid="000d3221" officeooo:paragraph-rsid="000d3221" style:font-size-asian="11.3500003814697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3pt" fo:font-style="normal" style:text-underline-style="none" fo:font-weight="normal" officeooo:rsid="000d3221" officeooo:paragraph-rsid="000e6a3e" style:font-size-asian="11.3500003814697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3pt" fo:font-style="normal" style:text-underline-style="none" fo:font-weight="normal" officeooo:rsid="000ee3e5" officeooo:paragraph-rsid="000ee3e5" style:font-size-asian="11.3500003814697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3pt" fo:font-style="normal" style:text-underline-style="none" fo:font-weight="normal" officeooo:rsid="000fbfc1" officeooo:paragraph-rsid="000fbfc1" style:font-size-asian="11.3500003814697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3pt" fo:font-style="normal" style:text-underline-style="none" fo:font-weight="normal" officeooo:rsid="0011832e" officeooo:paragraph-rsid="0011832e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variant="normal" fo:text-transform="none" fo:color="#000000" loext:opacity="100%" style:font-name="Consolas" fo:font-size="11.25pt" fo:letter-spacing="normal"/>
    </style:style>
    <style:style style:name="T2" style:family="text">
      <style:text-properties fo:font-variant="normal" fo:text-transform="none" fo:color="#000000" loext:opacity="100%" style:font-name="Consolas" fo:font-size="11.25pt" fo:letter-spacing="normal" officeooo:rsid="000d3221"/>
    </style:style>
    <style:style style:name="T3" style:family="text">
      <style:text-properties fo:font-variant="normal" fo:text-transform="none" fo:color="#000000" loext:opacity="100%" style:font-name="Consolas" fo:letter-spacing="normal"/>
    </style:style>
    <style:style style:name="T4" style:family="text">
      <style:text-properties fo:font-variant="normal" fo:text-transform="none" fo:color="#000000" loext:opacity="100%" fo:letter-spacing="normal"/>
    </style:style>
    <style:style style:name="T5" style:family="text">
      <style:text-properties fo:font-variant="normal" fo:text-transform="none" fo:color="#000000" loext:opacity="100%" fo:letter-spacing="normal" officeooo:rsid="000e6a3e"/>
    </style:style>
    <style:style style:name="T6" style:family="text">
      <style:text-properties fo:font-variant="normal" fo:text-transform="none" fo:color="#000000" loext:opacity="100%" fo:letter-spacing="normal" officeooo:rsid="000fbfc1"/>
    </style:style>
    <style:style style:name="T7" style:family="text">
      <style:text-properties style:text-underline-style="none" officeooo:rsid="000d3221" style:font-size-asian="11.3500003814697pt" style:font-style-asian="normal" style:font-weight-asian="normal" style:font-size-complex="13pt" style:font-style-complex="normal" style:font-weight-complex="normal"/>
    </style:style>
    <style:style style:name="T8" style:family="text">
      <style:text-properties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ODE KLOUD ENGINEER</text:p>
      <text:p text:style-name="P2"/>
      <text:p text:style-name="P3">Linux: Level 1</text:p>
      <text:p text:style-name="P3"/>
      <text:p text:style-name="P4">1. Create a user with a home directory</text:p>
      <text:p text:style-name="P4"><text:tab/>User : javed</text:p>
      <text:p text:style-name="P4"><text:tab/>uid : 1702</text:p>
      <text:p text:style-name="P4"><text:tab/>home directory : /var/www/javed</text:p>
      <text:p text:style-name="P4"/>
      <text:p text:style-name="P4">Sol:<text:tab/>$ sudo -i</text:p>
      <text:p text:style-name="P4"><text:tab/>$ mkdir /var/www/javed</text:p>
      <text:p text:style-name="P4"><text:tab/>$ useradd -u 1702 -d /var/www/javed javed</text:p>
      <text:p text:style-name="P4"/>
      <text:p text:style-name="P5">2. <text:span text:style-name="T8">Create a group and user to that group</text:span></text:p>
      <text:p text:style-name="P6"><text:tab/>group : <text:span text:style-name="T4">nautilus_sftp_users</text:span></text:p>
      <text:p text:style-name="P6"><text:span text:style-name="T4"><text:tab/>user: rajesh</text:span></text:p>
      <text:p text:style-name="P6"><text:span text:style-name="T4">Sol:<text:tab/></text:span><text:span text:style-name="T5">groupadd nautilus_sftp_users</text:span></text:p>
      <text:p text:style-name="P7"><text:span text:style-name="T5"><text:tab/>useradd -G </text:span><text:span text:style-name="T4">nautilus_sftp_users </text:span><text:span text:style-name="T5">rajesh</text:span></text:p>
      <text:p text:style-name="P7"><text:span text:style-name="T5"/></text:p>
      <text:p text:style-name="P8"><text:span text:style-name="T5">3. </text:span><text:span text:style-name="T4">Create a user with non-interactive shell</text:span></text:p>
      <text:p text:style-name="P8"><text:span text:style-name="T4"><text:tab/></text:span><text:span text:style-name="T6">user : kristy</text:span></text:p>
      <text:p text:style-name="P9"><text:span text:style-name="T4">Sol:<text:tab/>useradd -s /sbin/nologin kristy</text:span></text:p>
      <text:p text:style-name="P9"><text:span text:style-name="T4"/></text:p>
      <text:p text:style-name="P10"><text:span text:style-name="T4">4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courier new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9T00:48:05.354547946</meta:creation-date>
    <meta:generator>LibreOffice/7.3.7.2$Linux_X86_64 LibreOffice_project/30$Build-2</meta:generator>
    <dc:date>2023-08-19T01:11:37.198229339</dc:date>
    <meta:editing-duration>PT23M29S</meta:editing-duration>
    <meta:editing-cycles>8</meta:editing-cycles>
    <meta:document-statistic meta:table-count="0" meta:image-count="0" meta:object-count="0" meta:page-count="1" meta:paragraph-count="18" meta:word-count="75" meta:character-count="454" meta:non-whitespace-character-count="387"/>
  </office:meta>
</office:document-meta>
</file>